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7a" officeooo:paragraph-rsid="0017717a"/>
    </style:style>
    <style:style style:name="P2" style:family="paragraph" style:parent-style-name="Standard">
      <style:text-properties fo:font-variant="normal" fo:text-transform="none" fo:color="#e3e3e8" loext:opacity="100%" style:font-name="Noto Sans Mono" fo:font-size="8.25pt" fo:letter-spacing="normal" fo:font-style="normal" fo:font-weight="normal" officeooo:rsid="0017717a" officeooo:paragraph-rsid="00177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de dados completos da ONS<text:line-break/><text:line-break/>Situação:</text:p>
      <text:p text:style-name="P1"><text:tab/>Propor um script para a realização de web scraping, e aplicando princípios SOLID e padrões de projetos, tornando o script, flexivel para futuras manutenções</text:p>
      <text:p text:style-name="P1"/>
      <text:p text:style-name="P1">Tarefa</text:p>
      <text:p text:style-name="P1">- O Scrpit web scraping deverá ermitir carga completa</text:p>
      <text:p text:style-name="P1">- O Scrpit web scraping deverá ermitir carga por registros novos</text:p>
      <text:p text:style-name="P1">- Os dados deverão ser gravados em um banco de dados SQL Server</text:p>
      <text:p text:style-name="P1">- O Web scraping deverá conter controle de log, qualquer evento, sucesso ou falha, deverá ser registrado</text:p>
      <text:p text:style-name="P1"/>
      <text:p text:style-name="P1">Ação </text:p>
      <text:p text:style-name="P1"/>
      <text:p text:style-name="P1">Resultado</text:p>
      <text:p text:style-name="P1"/>
      <text:p text:style-name="P2">href="<text:a xlink:type="simple" xlink:href="https://ons-aws-prod-opendata.s3.amazonaws.com/dataset/capacidade-geracao/CAPACIDADE_GERACAO.csv" text:style-name="Internet_20_link" text:visited-style-name="Visited_20_Internet_20_Link">https://ons-aws-prod-opendata.s3.amazonaws.com/dataset/capacidade-geracao/CAPACIDADE_GERACAO.csv</text:a>"</text:p>
      <text:p text:style-name="P2"/>
      <text:p text:style-name="P2">https://chatgpt.com/c/68706fe0-dfac-800e-8f1a-cc1f6625117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2:18:27.088916592</meta:creation-date>
    <dc:date>2025-07-10T23:01:28.171370282</dc:date>
    <meta:editing-duration>PT1H5M11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" meta:paragraph-count="11" meta:word-count="88" meta:character-count="680" meta:non-whitespace-character-count="600"/>
  </office:meta>
</office:document-meta>
</file>